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d3c" officeooo:paragraph-rsid="0010e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ah Richards </text:p>
      <text:p text:style-name="P1">Printing from Pi.</text:p>
      <text:p text:style-name="P1"/>
      <text:p text:style-name="P1">Thank you for your help Dr. Barn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07:06.388217669</meta:creation-date>
    <dc:date>2017-09-19T13:07:38.598187010</dc:date>
    <meta:editing-duration>PT33S</meta:editing-duration>
    <meta:editing-cycles>1</meta:editing-cycles>
    <meta:document-statistic meta:table-count="0" meta:image-count="0" meta:object-count="0" meta:page-count="1" meta:paragraph-count="3" meta:word-count="12" meta:character-count="68" meta:non-whitespace-character-count="58"/>
    <meta:generator>LibreOffice/4.3.3.2$Linux_ARM_EABI LibreOffice_project/430m0$Build-2</meta:generator>
  </office:meta>
</office:document-meta>
</file>